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333333" style:font-name="Times New Roman1" fo:font-size="16pt" fo:font-weight="bold" officeooo:rsid="001be7e9" officeooo:paragraph-rsid="001be7e9" style:font-size-asian="14pt" style:font-weight-asian="bold" style:font-size-complex="16pt" style:font-weight-complex="bold"/>
    </style:style>
    <style:style style:name="P2" style:family="paragraph" style:parent-style-name="Standard">
      <style:paragraph-properties fo:text-align="start" style:justify-single-word="false"/>
      <style:text-properties fo:color="#333333" style:font-name="Times New Roman1" fo:font-size="12pt" officeooo:rsid="001be7e9" officeooo:paragraph-rsid="002559ef" style:font-size-asian="10.5pt" style:font-size-complex="12pt"/>
    </style:style>
    <style:style style:name="P3" style:family="paragraph" style:parent-style-name="Standard">
      <style:paragraph-properties fo:text-align="justify" style:justify-single-word="false"/>
      <style:text-properties fo:color="#333333" style:font-name="Times New Roman1" fo:font-size="12pt" officeooo:rsid="001be7e9" officeooo:paragraph-rsid="002559ef" style:font-size-asian="10.5pt" style:font-size-complex="12pt"/>
    </style:style>
    <style:style style:name="P4" style:family="paragraph" style:parent-style-name="Standard">
      <style:paragraph-properties fo:text-align="start" style:justify-single-word="false"/>
      <style:text-properties fo:color="#333333" style:font-name="Times New Roman1" fo:font-size="12pt" officeooo:rsid="003a55ea" officeooo:paragraph-rsid="003a55ea" style:font-size-asian="10.5pt" style:font-size-complex="12pt"/>
    </style:style>
    <style:style style:name="P5" style:family="paragraph" style:parent-style-name="Standard">
      <style:paragraph-properties fo:text-align="start" style:justify-single-word="false"/>
      <style:text-properties fo:color="#333333" style:font-name="Times New Roman1" fo:font-size="12pt" officeooo:rsid="003d82e0" officeooo:paragraph-rsid="003f01df" style:font-size-asian="10.5pt" style:font-size-complex="12pt"/>
    </style:style>
    <style:style style:name="P6" style:family="paragraph" style:parent-style-name="Standard">
      <style:paragraph-properties fo:text-align="start" style:justify-single-word="false"/>
      <style:text-properties fo:color="#333333" style:font-name="Times New Roman1" fo:font-size="12pt" fo:font-weight="normal" officeooo:rsid="001be7e9" officeooo:paragraph-rsid="0027545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333333" style:font-name="Times New Roman1" fo:font-size="12pt" fo:font-weight="normal" officeooo:rsid="003d82e0" officeooo:paragraph-rsid="003d82e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333333" style:font-name="Times New Roman1" fo:font-size="12pt" fo:font-weight="bold" officeooo:rsid="001be7e9" officeooo:paragraph-rsid="001be7e9"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333333" style:font-name="Times New Roman1" fo:font-size="12pt" fo:font-weight="bold" officeooo:rsid="001be7e9" officeooo:paragraph-rsid="0027545c" style:font-size-asian="10.5pt" style:font-weight-asian="bold" style:font-size-complex="12pt" style:font-weight-complex="bold"/>
    </style:style>
    <style:style style:name="P10" style:family="paragraph" style:parent-style-name="Standard">
      <style:paragraph-properties fo:text-align="start" style:justify-single-word="false"/>
      <style:text-properties fo:color="#333333" style:font-name="Times New Roman1" fo:font-size="12pt" fo:font-weight="bold" officeooo:rsid="001be7e9" officeooo:paragraph-rsid="001c7ba6"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333333" style:font-name="Times New Roman1" fo:font-size="12pt" fo:font-weight="bold" officeooo:rsid="001be7e9" officeooo:paragraph-rsid="002559ef" style:font-size-asian="10.5pt" style:font-weight-asian="bold" style:font-size-complex="12pt" style:font-weight-complex="bold"/>
    </style:style>
    <style:style style:name="P12" style:family="paragraph" style:parent-style-name="Standard">
      <style:paragraph-properties fo:text-align="start" style:justify-single-word="false"/>
      <style:text-properties fo:color="#333333" style:font-name="Times New Roman1" fo:font-size="12pt" fo:font-weight="bold" officeooo:rsid="003a55ea" officeooo:paragraph-rsid="003a55ea" style:font-size-asian="10.5pt" style:font-weight-asian="bold" style:font-size-complex="12pt" style:font-weight-complex="bold"/>
    </style:style>
    <style:style style:name="P13" style:family="paragraph" style:parent-style-name="Standard">
      <style:paragraph-properties fo:text-align="start" style:justify-single-word="false"/>
      <style:text-properties fo:color="#333333" style:font-name="Times New Roman1" fo:font-size="12pt" fo:letter-spacing="normal" fo:font-weight="normal" officeooo:rsid="001be7e9" officeooo:paragraph-rsid="0027545c" style:font-name-asian="Times New Roman2" style:font-size-asian="12pt" style:font-weight-asian="normal" style:font-name-complex="Times New Roman2" style:font-size-complex="12pt" style:font-weight-complex="normal" style:text-scale="100%"/>
    </style:style>
    <style:style style:name="P14" style:family="paragraph" style:parent-style-name="Standard">
      <style:paragraph-properties fo:text-align="start" style:justify-single-word="false"/>
      <style:text-properties fo:color="#333333" style:font-name="Times New Roman1" fo:font-size="14pt" fo:letter-spacing="normal" fo:font-weight="normal" officeooo:rsid="001be7e9" officeooo:paragraph-rsid="001c7ba6" style:font-name-asian="Times New Roman2" style:font-size-asian="14pt" style:font-weight-asian="normal" style:font-name-complex="Times New Roman2" style:font-size-complex="14pt" style:font-weight-complex="normal" style:text-scale="100%"/>
    </style:style>
    <style:style style:name="P15" style:family="paragraph" style:parent-style-name="Standard">
      <style:paragraph-properties fo:text-align="start" style:justify-single-word="false"/>
      <style:text-properties style:font-name="Helvetica Neue" fo:font-size="12pt" officeooo:rsid="001be7e9" officeooo:paragraph-rsid="001be7e9" style:font-size-asian="10.5pt" style:font-size-complex="12pt"/>
    </style:style>
    <style:style style:name="P16" style:family="paragraph" style:parent-style-name="Standard">
      <style:paragraph-properties fo:text-align="start" style:justify-single-word="false"/>
      <style:text-properties style:font-name="Helvetica Neue" fo:font-size="12pt" officeooo:rsid="002559ef" officeooo:paragraph-rsid="002559ef" style:font-size-asian="10.5pt" style:font-size-complex="12pt"/>
    </style:style>
    <style:style style:name="P17" style:family="paragraph" style:parent-style-name="Standard">
      <style:paragraph-properties fo:text-align="start" style:justify-single-word="false"/>
      <style:text-properties officeooo:paragraph-rsid="001e99da"/>
    </style:style>
    <style:style style:name="P18" style:family="paragraph" style:parent-style-name="Standard">
      <style:paragraph-properties fo:text-align="start" style:justify-single-word="false"/>
      <style:text-properties style:font-name="Times New Roman1" fo:font-size="12pt" fo:font-weight="normal" officeooo:rsid="001be7e9" officeooo:paragraph-rsid="00310ee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1" fo:font-size="12pt" fo:font-weight="normal" officeooo:rsid="001be7e9" officeooo:paragraph-rsid="003b1dce" style:font-size-asian="10.5pt" style:font-weight-asian="normal" style:font-size-complex="12pt" style:font-weight-complex="normal"/>
    </style:style>
    <style:style style:name="P20" style:family="paragraph" style:parent-style-name="Standard">
      <style:paragraph-properties fo:margin-left="0in" fo:margin-right="0.1598in" fo:text-align="start" style:justify-single-word="false" fo:text-indent="0in" style:auto-text-indent="false"/>
      <style:text-properties fo:color="#333333" style:font-name="Times New Roman1" fo:font-weight="normal" officeooo:paragraph-rsid="0027545c" style:font-weight-asian="normal" style:font-weight-complex="normal"/>
    </style:style>
    <style:style style:name="P21" style:family="paragraph" style:parent-style-name="Standard">
      <style:paragraph-properties fo:margin-left="0in" fo:margin-right="0.1598in" fo:text-align="start" style:justify-single-word="false" fo:text-indent="0in" style:auto-text-indent="false"/>
      <style:text-properties style:font-name="Times New Roman1" officeooo:paragraph-rsid="00310ee4"/>
    </style:style>
    <style:style style:name="P22" style:family="paragraph" style:parent-style-name="Horizontal_20_Line">
      <style:text-properties style:font-name="Times New Roman1" officeooo:paragraph-rsid="002559ef"/>
    </style:style>
    <style:style style:name="P23" style:family="paragraph" style:parent-style-name="Standard" style:list-style-name="L1">
      <style:paragraph-properties fo:text-align="start" style:justify-single-word="false"/>
      <style:text-properties fo:color="#333333" style:font-name="Times New Roman1" fo:font-size="12pt" officeooo:rsid="003d82e0" officeooo:paragraph-rsid="003f01df" style:font-size-asian="10.5pt" style:font-size-complex="12pt"/>
    </style:style>
    <style:style style:name="P24" style:family="paragraph" style:parent-style-name="Standard" style:list-style-name="L3">
      <style:paragraph-properties fo:text-align="justify" style:justify-single-word="false"/>
      <style:text-properties fo:color="#333333" style:font-name="Times New Roman1" fo:font-size="12pt" officeooo:rsid="0027545c" officeooo:paragraph-rsid="0027545c" style:font-size-asian="10.5pt" style:font-size-complex="12pt"/>
    </style:style>
    <style:style style:name="P25" style:family="paragraph" style:parent-style-name="Standard" style:list-style-name="L1">
      <style:paragraph-properties fo:text-align="start" style:justify-single-word="false"/>
      <style:text-properties fo:color="#333333" style:font-name="Times New Roman1" fo:font-size="12pt" fo:font-weight="normal" officeooo:rsid="003d82e0" officeooo:paragraph-rsid="003d82e0" style:font-size-asian="10.5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fo:color="#333333" style:font-name="Times New Roman1" fo:font-size="12pt" fo:font-weight="normal" officeooo:rsid="003b76d5" officeooo:paragraph-rsid="003b76d5" style:font-size-asian="10.5pt" style:font-weight-asian="normal" style:font-size-complex="12pt" style:font-weight-complex="normal"/>
    </style:style>
    <style:style style:name="P27" style:family="paragraph" style:parent-style-name="Standard" style:list-style-name="L3">
      <style:paragraph-properties fo:text-align="justify" style:justify-single-word="false"/>
      <style:text-properties fo:color="#333333" style:font-name="Times New Roman1" fo:font-size="12pt" fo:font-weight="normal" officeooo:rsid="0027c691" officeooo:paragraph-rsid="0027c691" style:font-size-asian="10.5pt" style:font-weight-asian="normal" style:font-size-complex="12pt" style:font-weight-complex="normal"/>
    </style:style>
    <style:style style:name="P28" style:family="paragraph" style:parent-style-name="Standard" style:list-style-name="L4">
      <style:paragraph-properties fo:text-align="justify" style:justify-single-word="false"/>
      <style:text-properties fo:color="#333333" style:font-name="Times New Roman1" fo:font-size="12pt" fo:font-weight="normal" officeooo:rsid="002b261c" officeooo:paragraph-rsid="002b261c" style:font-size-asian="10.5pt" style:font-weight-asian="normal" style:font-size-complex="12pt" style:font-weight-complex="normal"/>
    </style:style>
    <style:style style:name="P29" style:family="paragraph" style:parent-style-name="Standard" style:list-style-name="L4">
      <style:paragraph-properties fo:text-align="justify" style:justify-single-word="false"/>
      <style:text-properties fo:color="#333333" style:font-name="Times New Roman1" fo:font-size="12pt" fo:font-weight="normal" officeooo:rsid="002b3f3b" officeooo:paragraph-rsid="002b3f3b" style:font-size-asian="10.5pt" style:font-weight-asian="normal" style:font-size-complex="12pt" style:font-weight-complex="normal"/>
    </style:style>
    <style:style style:name="P30" style:family="paragraph" style:parent-style-name="Standard" style:list-style-name="L5">
      <style:paragraph-properties fo:text-align="start" style:justify-single-word="false"/>
      <style:text-properties fo:color="#333333" style:font-name="Times New Roman1" fo:font-size="12pt" fo:font-weight="normal" officeooo:rsid="002c44c3" officeooo:paragraph-rsid="0031024e" style:font-size-asian="10.5pt" style:font-weight-asian="normal" style:font-size-complex="12pt" style:font-weight-complex="normal"/>
    </style:style>
    <style:style style:name="P31" style:family="paragraph" style:parent-style-name="Standard" style:list-style-name="L5">
      <style:paragraph-properties fo:text-align="start" style:justify-single-word="false"/>
      <style:text-properties fo:color="#333333" style:font-name="Times New Roman1" fo:font-size="12pt" fo:letter-spacing="normal" fo:font-weight="normal" officeooo:rsid="002c44c3" officeooo:paragraph-rsid="0031024e" style:font-name-asian="Times New Roman2" style:font-size-asian="12pt" style:font-weight-asian="normal" style:font-name-complex="Times New Roman2" style:font-size-complex="12pt" style:font-weight-complex="normal" style:text-scale="100%"/>
    </style:style>
    <style:style style:name="P32" style:family="paragraph" style:parent-style-name="Standard" style:list-style-name="L6">
      <style:paragraph-properties fo:text-align="start" style:justify-single-word="false"/>
      <style:text-properties style:font-name="Times New Roman1" officeooo:paragraph-rsid="0027545c"/>
    </style:style>
    <style:style style:name="P33" style:family="paragraph" style:parent-style-name="Standard" style:list-style-name="L7">
      <style:paragraph-properties fo:text-align="start" style:justify-single-word="false"/>
      <style:text-properties style:font-name="Times New Roman1" officeooo:paragraph-rsid="00310ee4"/>
    </style:style>
    <style:style style:name="P34" style:family="paragraph" style:parent-style-name="Standard" style:list-style-name="L8">
      <style:paragraph-properties fo:text-align="start" style:justify-single-word="false"/>
      <style:text-properties officeooo:paragraph-rsid="00310ee4"/>
    </style:style>
    <style:style style:name="T1" style:family="text">
      <style:text-properties fo:font-weight="bold" style:font-weight-asian="bold" style:font-weight-complex="bold"/>
    </style:style>
    <style:style style:name="T2" style:family="text">
      <style:text-properties fo:font-weight="bold" officeooo:rsid="002536ae" style:font-weight-asian="bold" style:font-weight-complex="bold"/>
    </style:style>
    <style:style style:name="T3" style:family="text">
      <style:text-properties fo:font-weight="bold" officeooo:rsid="002559ef" style:font-weight-asian="bold" style:font-weight-complex="bold"/>
    </style:style>
    <style:style style:name="T4" style:family="text">
      <style:text-properties fo:font-weight="bold" officeooo:rsid="001e99da" style:font-weight-asian="bold" style:font-weight-complex="bold"/>
    </style:style>
    <style:style style:name="T5" style:family="text">
      <style:text-properties fo:font-weight="bold" officeooo:rsid="003f01df" style:font-weight-asian="bold" style:font-weight-complex="bold"/>
    </style:style>
    <style:style style:name="T6" style:family="text">
      <style:text-properties fo:letter-spacing="0.0008in" fo:font-weight="normal" style:font-name-asian="Times New Roman2" style:font-size-asian="12pt" style:font-weight-asian="normal" style:font-name-complex="Times New Roman2" style:font-weight-complex="normal" style:text-scale="100%"/>
    </style:style>
    <style:style style:name="T7" style:family="text">
      <style:text-properties fo:letter-spacing="0.0008in" fo:font-weight="normal" officeooo:rsid="001c7ba6" style:font-name-asian="Times New Roman2" style:font-size-asian="12pt" style:font-weight-asian="normal" style:font-name-complex="Times New Roman2" style:font-weight-complex="normal" style:text-scale="100%"/>
    </style:style>
    <style:style style:name="T8" style:family="text">
      <style:text-properties fo:letter-spacing="0.0008in" fo:font-weight="bold" style:font-name-asian="Times New Roman2" style:font-size-asian="12pt" style:font-weight-asian="bold" style:font-name-complex="Times New Roman2" style:font-weight-complex="bold" style:text-scale="100%"/>
    </style:style>
    <style:style style:name="T9" style:family="text">
      <style:text-properties fo:letter-spacing="normal" style:font-name-asian="Times New Roman2" style:font-size-asian="12pt" style:font-name-complex="Times New Roman2" style:text-scale="100%"/>
    </style:style>
    <style:style style:name="T10" style:family="text">
      <style:text-properties fo:letter-spacing="normal" officeooo:rsid="001c7ba6" style:font-name-asian="Times New Roman2" style:font-size-asian="12pt" style:font-name-complex="Times New Roman2" style:text-scale="100%"/>
    </style:style>
    <style:style style:name="T11" style:family="text">
      <style:text-properties fo:letter-spacing="normal" officeooo:rsid="001ffcfb" style:font-name-asian="Times New Roman2" style:font-size-asian="12pt" style:font-name-complex="Times New Roman2" style:text-scale="100%"/>
    </style:style>
    <style:style style:name="T12" style:family="text">
      <style:text-properties fo:letter-spacing="normal" officeooo:rsid="0031024e" style:font-name-asian="Times New Roman2" style:font-size-asian="12pt" style:font-name-complex="Times New Roman2" style:text-scale="100%"/>
    </style:style>
    <style:style style:name="T13" style:family="text">
      <style:text-properties fo:letter-spacing="normal" style:font-name-asian="Times New Roman2" style:font-name-complex="Times New Roman2" style:text-scale="100%"/>
    </style:style>
    <style:style style:name="T14" style:family="text">
      <style:text-properties fo:letter-spacing="normal" fo:font-weight="normal" style:font-name-asian="Times New Roman2" style:font-size-asian="12pt" style:font-weight-asian="normal" style:font-name-complex="Times New Roman2" style:font-weight-complex="normal" style:text-scale="100%"/>
    </style:style>
    <style:style style:name="T15" style:family="text">
      <style:text-properties fo:letter-spacing="normal" fo:font-weight="normal" officeooo:rsid="001c7ba6" style:font-name-asian="Times New Roman2" style:font-size-asian="12pt" style:font-weight-asian="normal" style:font-name-complex="Times New Roman2" style:font-weight-complex="normal" style:text-scale="100%"/>
    </style:style>
    <style:style style:name="T16" style:family="text">
      <style:text-properties fo:letter-spacing="normal" fo:font-weight="normal" officeooo:rsid="001ffcfb" style:font-name-asian="Times New Roman2" style:font-size-asian="12pt" style:font-weight-asian="normal" style:font-name-complex="Times New Roman2" style:font-weight-complex="normal" style:text-scale="100%"/>
    </style:style>
    <style:style style:name="T17" style:family="text">
      <style:text-properties fo:letter-spacing="normal" fo:font-weight="normal" officeooo:rsid="002df9df" style:font-name-asian="Times New Roman2" style:font-size-asian="12pt" style:font-weight-asian="normal" style:font-name-complex="Times New Roman2" style:font-weight-complex="normal" style:text-scale="100%"/>
    </style:style>
    <style:style style:name="T18" style:family="text">
      <style:text-properties fo:letter-spacing="normal" fo:font-weight="normal" officeooo:rsid="0033411e" style:font-name-asian="Times New Roman2" style:font-size-asian="12pt" style:font-weight-asian="normal" style:font-name-complex="Times New Roman2" style:font-weight-complex="normal" style:text-scale="100%"/>
    </style:style>
    <style:style style:name="T19" style:family="text">
      <style:text-properties fo:letter-spacing="normal" fo:font-weight="bold" style:font-name-asian="Times New Roman2" style:font-size-asian="12pt" style:font-weight-asian="bold" style:font-name-complex="Times New Roman2" style:font-weight-complex="bold" style:text-scale="100%"/>
    </style:style>
    <style:style style:name="T20" style:family="text">
      <style:text-properties fo:letter-spacing="-0.0008in" fo:font-weight="normal" style:font-name-asian="Times New Roman2" style:font-size-asian="12pt" style:font-weight-asian="normal" style:font-name-complex="Times New Roman2" style:font-weight-complex="normal" style:text-scale="100%"/>
    </style:style>
    <style:style style:name="T21" style:family="text">
      <style:text-properties fo:letter-spacing="-0.0008in" fo:font-weight="normal" officeooo:rsid="001c7ba6" style:font-name-asian="Times New Roman2" style:font-size-asian="12pt" style:font-weight-asian="normal" style:font-name-complex="Times New Roman2" style:font-weight-complex="normal" style:text-scale="100%"/>
    </style:style>
    <style:style style:name="T22" style:family="text">
      <style:text-properties fo:letter-spacing="-0.0008in" fo:font-weight="bold" style:font-name-asian="Times New Roman2" style:font-size-asian="12pt" style:font-weight-asian="bold" style:font-name-complex="Times New Roman2" style:font-weight-complex="bold" style:text-scale="100%"/>
    </style:style>
    <style:style style:name="T23" style:family="text">
      <style:text-properties fo:letter-spacing="0.0016in" fo:font-weight="normal" style:font-name-asian="Times New Roman2" style:font-size-asian="12pt" style:font-weight-asian="normal" style:font-name-complex="Times New Roman2" style:font-weight-complex="normal" style:text-scale="100%"/>
    </style:style>
    <style:style style:name="T24" style:family="text">
      <style:text-properties fo:letter-spacing="0.0016in" fo:font-weight="normal" officeooo:rsid="001c7ba6" style:font-name-asian="Times New Roman2" style:font-size-asian="12pt" style:font-weight-asian="normal" style:font-name-complex="Times New Roman2" style:font-weight-complex="normal" style:text-scale="100%"/>
    </style:style>
    <style:style style:name="T25" style:family="text">
      <style:text-properties fo:letter-spacing="0.0016in" fo:font-weight="bold" style:font-name-asian="Times New Roman2" style:font-size-asian="12pt" style:font-weight-asian="bold" style:font-name-complex="Times New Roman2" style:font-weight-complex="bold" style:text-scale="100%"/>
    </style:style>
    <style:style style:name="T26" style:family="text">
      <style:text-properties fo:letter-spacing="-0.002in" fo:font-weight="normal" style:font-name-asian="Times New Roman2" style:font-size-asian="12pt" style:font-weight-asian="normal" style:font-name-complex="Times New Roman2" style:font-weight-complex="normal" style:text-scale="100%"/>
    </style:style>
    <style:style style:name="T27" style:family="text">
      <style:text-properties fo:letter-spacing="-0.002in" fo:font-weight="normal" officeooo:rsid="001c7ba6" style:font-name-asian="Times New Roman2" style:font-size-asian="12pt" style:font-weight-asian="normal" style:font-name-complex="Times New Roman2" style:font-weight-complex="normal" style:text-scale="100%"/>
    </style:style>
    <style:style style:name="T28" style:family="text">
      <style:text-properties fo:letter-spacing="-0.002in" fo:font-weight="bold" style:font-name-asian="Times New Roman2" style:font-size-asian="12pt" style:font-weight-asian="bold" style:font-name-complex="Times New Roman2" style:font-weight-complex="bold" style:text-scale="100%"/>
    </style:style>
    <style:style style:name="T29" style:family="text">
      <style:text-properties fo:letter-spacing="0.002in" fo:font-weight="normal" style:font-name-asian="Times New Roman2" style:font-size-asian="12pt" style:font-weight-asian="normal" style:font-name-complex="Times New Roman2" style:font-weight-complex="normal" style:text-scale="100%"/>
    </style:style>
    <style:style style:name="T30" style:family="text">
      <style:text-properties fo:letter-spacing="0.002in" fo:font-weight="normal" officeooo:rsid="001c7ba6" style:font-name-asian="Times New Roman2" style:font-size-asian="12pt" style:font-weight-asian="normal" style:font-name-complex="Times New Roman2" style:font-weight-complex="normal" style:text-scale="100%"/>
    </style:style>
    <style:style style:name="T31" style:family="text">
      <style:text-properties fo:letter-spacing="0.002in" fo:font-weight="bold" style:font-name-asian="Times New Roman2" style:font-size-asian="12pt" style:font-weight-asian="bold" style:font-name-complex="Times New Roman2" style:font-weight-complex="bold" style:text-scale="100%"/>
    </style:style>
    <style:style style:name="T32" style:family="text">
      <style:text-properties fo:letter-spacing="0.0028in" fo:font-weight="normal" officeooo:rsid="001c7ba6" style:font-name-asian="Times New Roman2" style:font-size-asian="12pt" style:font-weight-asian="normal" style:font-name-complex="Times New Roman2" style:font-weight-complex="normal" style:text-scale="100%"/>
    </style:style>
    <style:style style:name="T33" style:family="text">
      <style:text-properties fo:letter-spacing="-0.0035in" fo:font-weight="normal" style:font-name-asian="Times New Roman2" style:font-size-asian="12pt" style:font-weight-asian="normal" style:font-name-complex="Times New Roman2" style:font-weight-complex="normal" style:text-scale="100%"/>
    </style:style>
    <style:style style:name="T34" style:family="text">
      <style:text-properties fo:font-size="12pt" fo:letter-spacing="normal" style:font-name-asian="Times New Roman2" style:font-size-asian="12pt" style:font-name-complex="Times New Roman2" style:font-size-complex="12pt" style:text-scale="100%"/>
    </style:style>
    <style:style style:name="T35" style:family="text">
      <style:text-properties fo:font-size="12pt" fo:letter-spacing="normal" fo:font-weight="bold" style:font-name-asian="Times New Roman2" style:font-size-asian="12pt" style:font-weight-asian="bold" style:font-name-complex="Times New Roman2" style:font-size-complex="12pt" style:font-weight-complex="bold" style:text-scale="100%"/>
    </style:style>
    <style:style style:name="T36" style:family="text">
      <style:text-properties fo:font-size="12pt" fo:letter-spacing="normal" fo:font-weight="bold" officeooo:rsid="0027545c" style:font-name-asian="Times New Roman2" style:font-size-asian="12pt" style:font-weight-asian="bold" style:font-name-complex="Times New Roman2" style:font-size-complex="12pt" style:font-weight-complex="bold" style:text-scale="100%"/>
    </style:style>
    <style:style style:name="T37" style:family="text">
      <style:text-properties fo:font-size="12pt" fo:letter-spacing="-0.0008in" officeooo:rsid="001be7e9" style:font-name-asian="Times New Roman2" style:font-size-asian="12pt" style:font-name-complex="Times New Roman2" style:font-size-complex="12pt" style:text-scale="100%"/>
    </style:style>
    <style:style style:name="T38" style:family="text">
      <style:text-properties fo:font-size="12pt" fo:letter-spacing="-0.0008in" fo:font-weight="bold" style:font-name-asian="Times New Roman2" style:font-size-asian="12pt" style:font-weight-asian="bold" style:font-name-complex="Times New Roman2" style:font-size-complex="12pt" style:font-weight-complex="bold" style:text-scale="100%"/>
    </style:style>
    <style:style style:name="T39" style:family="text">
      <style:text-properties fo:font-size="12pt" fo:letter-spacing="-0.0008in" fo:font-weight="bold" officeooo:rsid="001be7e9" style:font-name-asian="Times New Roman2" style:font-size-asian="12pt" style:font-weight-asian="bold" style:font-name-complex="Times New Roman2" style:font-size-complex="12pt" style:font-weight-complex="bold" style:text-scale="100%"/>
    </style:style>
    <style:style style:name="T40" style:family="text">
      <style:text-properties fo:font-size="12pt" fo:letter-spacing="0.0008in" fo:font-weight="bold" style:font-name-asian="Times New Roman2" style:font-size-asian="12pt" style:font-weight-asian="bold" style:font-name-complex="Times New Roman2" style:font-size-complex="12pt" style:font-weight-complex="bold" style:text-scale="100%"/>
    </style:style>
    <style:style style:name="T41" style:family="text">
      <style:text-properties fo:font-size="12pt" fo:letter-spacing="0.0016in" fo:font-weight="bold" style:font-name-asian="Times New Roman2" style:font-size-asian="12pt" style:font-weight-asian="bold" style:font-name-complex="Times New Roman2" style:font-size-complex="12pt" style:font-weight-complex="bold" style:text-scale="100%"/>
    </style:style>
    <style:style style:name="T42" style:family="text">
      <style:text-properties fo:font-size="14pt" style:text-underline-style="none" fo:font-weight="normal" style:font-size-asian="14pt" style:font-weight-asian="normal" style:font-size-complex="14pt" style:font-weight-complex="normal"/>
    </style:style>
    <style:style style:name="T43" style:family="text">
      <style:text-properties style:text-position="-4% 100%" fo:letter-spacing="normal" officeooo:rsid="001c7ba6" style:font-name-asian="Times New Roman2" style:font-size-asian="12pt" style:font-name-complex="Times New Roman2" style:text-scale="100%"/>
    </style:style>
    <style:style style:name="T44" style:family="text">
      <style:text-properties style:text-position="-4% 100%" fo:letter-spacing="normal" fo:font-weight="normal" style:font-name-asian="Times New Roman2" style:font-size-asian="12pt" style:font-weight-asian="normal" style:font-name-complex="Times New Roman2" style:font-weight-complex="normal" style:text-scale="100%"/>
    </style:style>
    <style:style style:name="T45" style:family="text">
      <style:text-properties style:text-position="-4% 100%" fo:letter-spacing="normal" fo:font-weight="normal" officeooo:rsid="001c7ba6" style:font-name-asian="Times New Roman2" style:font-size-asian="12pt" style:font-weight-asian="normal" style:font-name-complex="Times New Roman2" style:font-weight-complex="normal" style:text-scale="100%"/>
    </style:style>
    <style:style style:name="T46" style:family="text">
      <style:text-properties style:text-position="-4% 100%" fo:letter-spacing="normal" fo:font-weight="normal" officeooo:rsid="0032f34d" style:font-name-asian="Times New Roman2" style:font-size-asian="12pt" style:font-weight-asian="normal" style:font-name-complex="Times New Roman2" style:font-weight-complex="normal" style:text-scale="100%"/>
    </style:style>
    <style:style style:name="T47" style:family="text">
      <style:text-properties style:text-position="-4% 100%" fo:letter-spacing="-0.0008in" fo:font-weight="normal" style:font-name-asian="Times New Roman2" style:font-size-asian="12pt" style:font-weight-asian="normal" style:font-name-complex="Times New Roman2" style:font-weight-complex="normal" style:text-scale="100%"/>
    </style:style>
    <style:style style:name="T48" style:family="text">
      <style:text-properties style:text-position="-4% 100%" fo:letter-spacing="-0.0008in" fo:font-weight="normal" officeooo:rsid="001c7ba6" style:font-name-asian="Times New Roman2" style:font-size-asian="12pt" style:font-weight-asian="normal" style:font-name-complex="Times New Roman2" style:font-weight-complex="normal" style:text-scale="100%"/>
    </style:style>
    <style:style style:name="T49" style:family="text">
      <style:text-properties style:text-position="-4% 100%" fo:letter-spacing="-0.002in" fo:font-weight="normal" style:font-name-asian="Times New Roman2" style:font-size-asian="12pt" style:font-weight-asian="normal" style:font-name-complex="Times New Roman2" style:font-weight-complex="normal" style:text-scale="100%"/>
    </style:style>
    <style:style style:name="T50" style:family="text">
      <style:text-properties style:text-position="-4% 100%" fo:letter-spacing="-0.002in" fo:font-weight="normal" officeooo:rsid="001c7ba6" style:font-name-asian="Times New Roman2" style:font-size-asian="12pt" style:font-weight-asian="normal" style:font-name-complex="Times New Roman2" style:font-weight-complex="normal" style:text-scale="100%"/>
    </style:style>
    <style:style style:name="T51" style:family="text">
      <style:text-properties style:text-position="-4% 100%" fo:letter-spacing="0.0016in" fo:font-weight="normal" style:font-name-asian="Times New Roman2" style:font-size-asian="12pt" style:font-weight-asian="normal" style:font-name-complex="Times New Roman2" style:font-weight-complex="normal" style:text-scale="100%"/>
    </style:style>
    <style:style style:name="T52" style:family="text">
      <style:text-properties style:text-position="-4% 100%" fo:letter-spacing="0.0016in" fo:font-weight="normal" officeooo:rsid="001c7ba6" style:font-name-asian="Times New Roman2" style:font-size-asian="12pt" style:font-weight-asian="normal" style:font-name-complex="Times New Roman2" style:font-weight-complex="normal" style:text-scale="100%"/>
    </style:style>
    <style:style style:name="T53" style:family="text">
      <style:text-properties style:text-position="-4% 100%" fo:letter-spacing="0.0008in" fo:font-weight="normal" style:font-name-asian="Times New Roman2" style:font-size-asian="12pt" style:font-weight-asian="normal" style:font-name-complex="Times New Roman2" style:font-weight-complex="normal" style:text-scale="100%"/>
    </style:style>
    <style:style style:name="T54" style:family="text">
      <style:text-properties style:text-position="-4% 100%" fo:letter-spacing="0.0008in" fo:font-weight="normal" officeooo:rsid="001c7ba6" style:font-name-asian="Times New Roman2" style:font-size-asian="12pt" style:font-weight-asian="normal" style:font-name-complex="Times New Roman2" style:font-weight-complex="normal" style:text-scale="100%"/>
    </style:style>
    <style:style style:name="T55" style:family="text">
      <style:text-properties style:text-position="-4% 100%" fo:letter-spacing="-0.0016in" fo:font-weight="normal" officeooo:rsid="001c7ba6" style:font-name-asian="Times New Roman2" style:font-size-asian="12pt" style:font-weight-asian="normal" style:font-name-complex="Times New Roman2" style:font-weight-complex="normal" style:text-scale="100%"/>
    </style:style>
    <style:style style:name="T56" style:family="text">
      <style:text-properties style:text-position="-4% 100%" fo:letter-spacing="0.0035in" fo:font-weight="normal" officeooo:rsid="001c7ba6" style:font-name-asian="Times New Roman2" style:font-size-asian="12pt" style:font-weight-asian="normal" style:font-name-complex="Times New Roman2" style:font-weight-complex="normal" style:text-scale="100%"/>
    </style:style>
    <style:style style:name="T57" style:family="text">
      <style:text-properties style:text-position="-4% 100%" fo:letter-spacing="-0.0035in" fo:font-weight="normal" officeooo:rsid="001c7ba6" style:font-name-asian="Times New Roman2" style:font-size-asian="12pt" style:font-weight-asian="normal" style:font-name-complex="Times New Roman2" style:font-weight-complex="normal" style:text-scale="100%"/>
    </style:style>
    <style:style style:name="T58" style:family="text">
      <style:text-properties style:text-position="-4% 100%" fo:letter-spacing="0.002in" fo:font-weight="normal" officeooo:rsid="001c7ba6" style:font-name-asian="Times New Roman2" style:font-size-asian="12pt" style:font-weight-asian="normal" style:font-name-complex="Times New Roman2" style:font-weight-complex="normal" style:text-scale="100%"/>
    </style:style>
    <style:style style:name="T59" style:family="text">
      <style:text-properties fo:letter-spacing="-0.0016in" fo:font-weight="normal" style:font-name-asian="Times New Roman2" style:font-size-asian="12pt" style:font-weight-asian="normal" style:font-name-complex="Times New Roman2" style:font-weight-complex="normal" style:text-scale="100%"/>
    </style:style>
    <style:style style:name="T60" style:family="text">
      <style:text-properties fo:letter-spacing="-0.0016in" fo:font-weight="normal" officeooo:rsid="001c7ba6" style:font-name-asian="Times New Roman2" style:font-size-asian="12pt" style:font-weight-asian="normal" style:font-name-complex="Times New Roman2" style:font-weight-complex="normal" style:text-scale="100%"/>
    </style:style>
    <style:style style:name="T61" style:family="text">
      <style:text-properties fo:letter-spacing="0.0035in" fo:font-weight="normal" officeooo:rsid="001c7ba6" style:font-name-asian="Times New Roman2" style:font-size-asian="12pt" style:font-weight-asian="normal" style:font-name-complex="Times New Roman2" style:font-weight-complex="normal" style:text-scale="100%"/>
    </style:style>
    <style:style style:name="T62" style:family="text">
      <style:text-properties fo:color="#333333" fo:letter-spacing="normal" fo:font-weight="bold" style:font-name-asian="Times New Roman2" style:font-size-asian="12pt" style:font-weight-asian="bold" style:font-name-complex="Times New Roman2" style:font-weight-complex="bold" style:text-scale="100%"/>
    </style:style>
    <style:style style:name="T63" style:family="text">
      <style:text-properties fo:color="#333333" fo:letter-spacing="normal" style:font-name-asian="Times New Roman2" style:font-size-asian="12pt" style:font-name-complex="Times New Roman2" style:text-scale="100%"/>
    </style:style>
    <style:style style:name="T64" style:family="text">
      <style:text-properties fo:color="#333333" fo:letter-spacing="normal" style:text-underline-style="none" fo:font-weight="bold" style:font-name-asian="Times New Roman2" style:font-size-asian="12pt" style:font-weight-asian="bold" style:font-name-complex="Times New Roman2" style:font-weight-complex="bold" style:text-scale="100%"/>
    </style:style>
    <style:style style:name="T65" style:family="text">
      <style:text-properties fo:color="#333333" fo:letter-spacing="normal" style:text-underline-style="none" fo:font-weight="bold" officeooo:rsid="0027545c" style:font-name-asian="Times New Roman2" style:font-size-asian="12pt" style:font-weight-asian="bold" style:font-name-complex="Times New Roman2" style:font-weight-complex="bold" style:text-scale="100%"/>
    </style:style>
    <style:style style:name="T66" style:family="text">
      <style:text-properties fo:color="#333333" fo:letter-spacing="-0.0008in" style:font-name-asian="Times New Roman2" style:font-size-asian="12pt" style:font-name-complex="Times New Roman2" style:text-scale="100%"/>
    </style:style>
    <style:style style:name="T67" style:family="text">
      <style:text-properties fo:color="#333333" fo:letter-spacing="-0.0008in" fo:font-weight="bold" style:font-name-asian="Times New Roman2" style:font-size-asian="12pt" style:font-weight-asian="bold" style:font-name-complex="Times New Roman2" style:font-weight-complex="bold" style:text-scale="100%"/>
    </style:style>
    <style:style style:name="T68" style:family="text">
      <style:text-properties fo:color="#333333" fo:letter-spacing="-0.0008in" style:text-underline-style="none" fo:font-weight="bold" style:font-name-asian="Times New Roman2" style:font-size-asian="12pt" style:font-weight-asian="bold" style:font-name-complex="Times New Roman2" style:font-weight-complex="bold" style:text-scale="100%"/>
    </style:style>
    <style:style style:name="T69" style:family="text">
      <style:text-properties fo:color="#333333" fo:letter-spacing="-0.0008in" style:text-underline-style="none" fo:font-weight="bold" officeooo:rsid="0027545c" style:font-name-asian="Times New Roman2" style:font-size-asian="12pt" style:font-weight-asian="bold" style:font-name-complex="Times New Roman2" style:font-weight-complex="bold" style:text-scale="100%"/>
    </style:style>
    <style:style style:name="T70" style:family="text">
      <style:text-properties fo:color="#333333" fo:letter-spacing="0.0016in" fo:font-weight="bold" style:font-name-asian="Times New Roman2" style:font-size-asian="12pt" style:font-weight-asian="bold" style:font-name-complex="Times New Roman2" style:font-weight-complex="bold" style:text-scale="100%"/>
    </style:style>
    <style:style style:name="T71" style:family="text">
      <style:text-properties fo:color="#333333" fo:letter-spacing="-0.002in" fo:font-weight="bold" style:font-name-asian="Times New Roman2" style:font-size-asian="12pt" style:font-weight-asian="bold" style:font-name-complex="Times New Roman2" style:font-weight-complex="bold" style:text-scale="100%"/>
    </style:style>
    <style:style style:name="T72" style:family="text">
      <style:text-properties fo:color="#333333" fo:letter-spacing="-0.002in" style:text-underline-style="none" fo:font-weight="bold" style:font-name-asian="Times New Roman2" style:font-size-asian="12pt" style:font-weight-asian="bold" style:font-name-complex="Times New Roman2" style:font-weight-complex="bold" style:text-scale="100%"/>
    </style:style>
    <style:style style:name="T73" style:family="text">
      <style:text-properties fo:color="#333333" fo:letter-spacing="0.002in" fo:font-weight="bold" style:font-name-asian="Times New Roman2" style:font-size-asian="12pt" style:font-weight-asian="bold" style:font-name-complex="Times New Roman2" style:font-weight-complex="bold" style:text-scale="100%"/>
    </style:style>
    <style:style style:name="T74" style:family="text">
      <style:text-properties fo:color="#333333" style:text-position="-4% 100%" fo:letter-spacing="normal" fo:font-weight="bold" officeooo:rsid="001c7ba6" style:font-name-asian="Times New Roman2" style:font-size-asian="12pt" style:font-weight-asian="bold" style:font-name-complex="Times New Roman2" style:font-weight-complex="bold" style:text-scale="100%"/>
    </style:style>
    <style:style style:name="T75" style:family="text">
      <style:text-properties fo:color="#333333" style:text-position="-4% 100%" fo:letter-spacing="normal" fo:font-weight="bold" officeooo:rsid="001d01e3" style:font-name-asian="Times New Roman2" style:font-size-asian="12pt" style:font-weight-asian="bold" style:font-name-complex="Times New Roman2" style:font-weight-complex="bold" style:text-scale="100%"/>
    </style:style>
    <style:style style:name="T76" style:family="text">
      <style:text-properties fo:color="#333333" style:text-position="-4% 100%" fo:letter-spacing="normal" fo:font-weight="bold" officeooo:rsid="00227ce9" style:font-name-asian="Times New Roman2" style:font-size-asian="12pt" style:font-weight-asian="bold" style:font-name-complex="Times New Roman2" style:font-weight-complex="bold" style:text-scale="100%"/>
    </style:style>
    <style:style style:name="T77" style:family="text">
      <style:text-properties fo:color="#333333" style:text-position="-4% 100%" fo:letter-spacing="normal" fo:font-weight="bold" officeooo:rsid="002df9df" style:font-name-asian="Times New Roman2" style:font-size-asian="12pt" style:font-weight-asian="bold" style:font-name-complex="Times New Roman2" style:font-weight-complex="bold" style:text-scale="100%"/>
    </style:style>
    <style:style style:name="T78" style:family="text">
      <style:text-properties fo:color="#333333" style:text-position="-4% 100%" fo:letter-spacing="normal" officeooo:rsid="001c7ba6" style:font-name-asian="Times New Roman2" style:font-size-asian="12pt" style:font-name-complex="Times New Roman2" style:text-scale="100%"/>
    </style:style>
    <style:style style:name="T79" style:family="text">
      <style:text-properties fo:color="#333333" style:text-position="-4% 100%" fo:letter-spacing="normal" officeooo:rsid="001d01e3" style:font-name-asian="Times New Roman2" style:font-size-asian="12pt" style:font-name-complex="Times New Roman2" style:text-scale="100%"/>
    </style:style>
    <style:style style:name="T80" style:family="text">
      <style:text-properties fo:color="#333333" style:text-position="-4% 100%" fo:letter-spacing="normal" officeooo:rsid="001e99da" style:font-name-asian="Times New Roman2" style:font-size-asian="12pt" style:font-name-complex="Times New Roman2" style:text-scale="100%"/>
    </style:style>
    <style:style style:name="T81" style:family="text">
      <style:text-properties fo:color="#333333" style:text-position="-4% 100%" fo:letter-spacing="normal" officeooo:rsid="00227ce9" style:font-name-asian="Times New Roman2" style:font-size-asian="12pt" style:font-name-complex="Times New Roman2" style:text-scale="100%"/>
    </style:style>
    <style:style style:name="T82" style:family="text">
      <style:text-properties fo:color="#333333" style:text-position="-4% 100%" fo:letter-spacing="normal" officeooo:rsid="0035c6c5" style:font-name-asian="Times New Roman2" style:font-size-asian="12pt" style:font-name-complex="Times New Roman2" style:text-scale="100%"/>
    </style:style>
    <style:style style:name="T83" style:family="text">
      <style:text-properties fo:color="#333333" style:text-position="-4% 100%" fo:letter-spacing="normal" officeooo:rsid="003b1dce" style:font-name-asian="Times New Roman2" style:font-size-asian="12pt" style:font-name-complex="Times New Roman2" style:text-scale="100%"/>
    </style:style>
    <style:style style:name="T84" style:family="text">
      <style:text-properties fo:color="#333333" fo:font-size="12pt" fo:letter-spacing="normal" fo:font-weight="normal" style:font-name-asian="Times New Roman2" style:font-size-asian="12pt" style:font-weight-asian="normal" style:font-name-complex="Times New Roman2" style:font-size-complex="12pt" style:font-weight-complex="normal" style:text-scale="100%"/>
    </style:style>
    <style:style style:name="T85" style:family="text">
      <style:text-properties fo:color="#333333" fo:font-size="12pt" fo:letter-spacing="normal" fo:font-weight="normal" officeooo:rsid="002df9df" style:font-name-asian="Times New Roman2" style:font-size-asian="12pt" style:font-weight-asian="normal" style:font-name-complex="Times New Roman2" style:font-size-complex="12pt" style:font-weight-complex="normal" style:text-scale="100%"/>
    </style:style>
    <style:style style:name="T86" style:family="text">
      <style:text-properties fo:color="#333333" fo:font-size="12pt" fo:letter-spacing="normal" fo:font-weight="normal" officeooo:rsid="001be7e9" style:font-name-asian="Times New Roman2" style:font-size-asian="12pt" style:font-weight-asian="normal" style:font-name-complex="Times New Roman2" style:font-size-complex="12pt" style:font-weight-complex="normal" style:text-scale="100%"/>
    </style:style>
    <style:style style:name="T87" style:family="text">
      <style:text-properties fo:color="#333333" fo:font-size="12pt" fo:letter-spacing="normal" fo:font-weight="normal" officeooo:rsid="003b1dce" style:font-name-asian="Times New Roman2" style:font-size-asian="12pt" style:font-weight-asian="normal" style:font-name-complex="Times New Roman2" style:font-size-complex="12pt" style:font-weight-complex="normal" style:text-scale="100%"/>
    </style:style>
    <style:style style:name="T88" style:family="text">
      <style:text-properties fo:color="#333333" fo:font-size="12pt" fo:letter-spacing="normal" fo:font-weight="bold" style:font-name-asian="Times New Roman2" style:font-size-asian="12pt" style:font-weight-asian="bold" style:font-name-complex="Times New Roman2" style:font-size-complex="12pt" style:font-weight-complex="bold" style:text-scale="100%"/>
    </style:style>
    <style:style style:name="T89" style:family="text">
      <style:text-properties fo:color="#333333" fo:font-size="12pt" fo:letter-spacing="normal" fo:font-weight="bold" officeooo:rsid="001be7e9" style:font-name-asian="Times New Roman2" style:font-size-asian="12pt" style:font-weight-asian="bold" style:font-name-complex="Times New Roman2" style:font-size-complex="12pt" style:font-weight-complex="bold" style:text-scale="100%"/>
    </style:style>
    <style:style style:name="T90" style:family="text">
      <style:text-properties fo:color="#333333" fo:font-size="12pt" fo:letter-spacing="normal" fo:font-weight="bold" officeooo:rsid="0027545c" style:font-name-asian="Times New Roman2" style:font-size-asian="12pt" style:font-weight-asian="bold" style:font-name-complex="Times New Roman2" style:font-size-complex="12pt" style:font-weight-complex="bold" style:text-scale="100%"/>
    </style:style>
    <style:style style:name="T91" style:family="text">
      <style:text-properties fo:color="#333333" fo:font-size="12pt" fo:letter-spacing="-0.0008in" fo:font-weight="normal" style:font-name-asian="Times New Roman2" style:font-size-asian="12pt" style:font-weight-asian="normal" style:font-name-complex="Times New Roman2" style:font-size-complex="12pt" style:font-weight-complex="normal" style:text-scale="100%"/>
    </style:style>
    <style:style style:name="T92" style:family="text">
      <style:text-properties fo:color="#333333" fo:font-size="12pt" fo:letter-spacing="-0.0008in" fo:font-weight="bold" style:font-name-asian="Times New Roman2" style:font-size-asian="12pt" style:font-weight-asian="bold" style:font-name-complex="Times New Roman2" style:font-size-complex="12pt" style:font-weight-complex="bold" style:text-scale="100%"/>
    </style:style>
    <style:style style:name="T93" style:family="text">
      <style:text-properties fo:color="#333333" fo:font-size="12pt" fo:letter-spacing="0.0016in" fo:font-weight="normal" style:font-name-asian="Times New Roman2" style:font-size-asian="12pt" style:font-weight-asian="normal" style:font-name-complex="Times New Roman2" style:font-size-complex="12pt" style:font-weight-complex="normal" style:text-scale="100%"/>
    </style:style>
    <style:style style:name="T94" style:family="text">
      <style:text-properties fo:color="#333333" fo:font-size="12pt" fo:letter-spacing="0.0016in" fo:font-weight="normal" officeooo:rsid="001be7e9" style:font-name-asian="Times New Roman2" style:font-size-asian="12pt" style:font-weight-asian="normal" style:font-name-complex="Times New Roman2" style:font-size-complex="12pt" style:font-weight-complex="normal" style:text-scale="100%"/>
    </style:style>
    <style:style style:name="T95" style:family="text">
      <style:text-properties fo:color="#333333" fo:font-size="12pt" fo:letter-spacing="0.0016in" fo:font-weight="normal" officeooo:rsid="003b1dce" style:font-name-asian="Times New Roman2" style:font-size-asian="12pt" style:font-weight-asian="normal" style:font-name-complex="Times New Roman2" style:font-size-complex="12pt" style:font-weight-complex="normal" style:text-scale="100%"/>
    </style:style>
    <style:style style:name="T96" style:family="text">
      <style:text-properties fo:color="#333333" fo:font-size="12pt" fo:letter-spacing="0.0016in" fo:font-weight="bold" style:font-name-asian="Times New Roman2" style:font-size-asian="12pt" style:font-weight-asian="bold" style:font-name-complex="Times New Roman2" style:font-size-complex="12pt" style:font-weight-complex="bold" style:text-scale="100%"/>
    </style:style>
    <style:style style:name="T97" style:family="text">
      <style:text-properties fo:color="#333333" fo:font-size="12pt" fo:letter-spacing="0.002in" fo:font-weight="normal" style:font-name-asian="Times New Roman2" style:font-size-asian="12pt" style:font-weight-asian="normal" style:font-name-complex="Times New Roman2" style:font-size-complex="12pt" style:font-weight-complex="normal" style:text-scale="100%"/>
    </style:style>
    <style:style style:name="T98" style:family="text">
      <style:text-properties fo:color="#333333" fo:font-size="12pt" fo:letter-spacing="0.0008in" fo:font-weight="normal" style:font-name-asian="Times New Roman2" style:font-size-asian="12pt" style:font-weight-asian="normal" style:font-name-complex="Times New Roman2" style:font-size-complex="12pt" style:font-weight-complex="normal" style:text-scale="100%"/>
    </style:style>
    <style:style style:name="T99" style:family="text">
      <style:text-properties fo:color="#333333" fo:font-size="12pt" fo:letter-spacing="0.0008in" fo:font-weight="bold" style:font-name-asian="Times New Roman2" style:font-size-asian="12pt" style:font-weight-asian="bold" style:font-name-complex="Times New Roman2" style:font-size-complex="12pt" style:font-weight-complex="bold" style:text-scale="100%"/>
    </style:style>
    <style:style style:name="T100" style:family="text">
      <style:text-properties fo:color="#333333" fo:font-size="12pt" fo:letter-spacing="-0.0016in" fo:font-weight="normal" style:font-name-asian="Times New Roman2" style:font-size-asian="12pt" style:font-weight-asian="normal" style:font-name-complex="Times New Roman2" style:font-size-complex="12pt" style:font-weight-complex="normal" style:text-scale="100%"/>
    </style:style>
    <style:style style:name="T101" style:family="text">
      <style:text-properties fo:color="#333333" fo:font-size="12pt" fo:letter-spacing="-0.002in" fo:font-weight="normal" style:font-name-asian="Times New Roman2" style:font-size-asian="12pt" style:font-weight-asian="normal" style:font-name-complex="Times New Roman2" style:font-size-complex="12pt" style:font-weight-complex="normal" style:text-scale="100%"/>
    </style:style>
    <style:style style:name="T102" style:family="text">
      <style:text-properties fo:color="#333333" style:font-name="Times New Roman1" fo:font-weight="bold" style:font-weight-asian="bold" style:font-weight-complex="bold"/>
    </style:style>
    <style:style style:name="T103" style:family="text">
      <style:text-properties fo:color="#333333" style:font-name="Times New Roman1" fo:font-size="12pt" fo:letter-spacing="-0.0008in" fo:font-weight="normal" officeooo:rsid="001be7e9" style:font-name-asian="Times New Roman2" style:font-size-asian="12pt" style:font-weight-asian="normal" style:font-name-complex="Times New Roman2" style:font-size-complex="12pt" style:font-weight-complex="normal" style:text-scale="100%"/>
    </style:style>
    <style:style style:name="T104" style:family="text">
      <style:text-properties fo:color="#333333" style:font-name="Times New Roman1" fo:font-size="12pt" fo:letter-spacing="-0.0008in" fo:font-weight="normal" officeooo:rsid="002df9df" style:font-name-asian="Times New Roman2" style:font-size-asian="12pt" style:font-weight-asian="normal" style:font-name-complex="Times New Roman2" style:font-size-complex="12pt" style:font-weight-complex="normal" style:text-scale="100%"/>
    </style:style>
    <style:style style:name="T105" style:family="text">
      <style:text-properties fo:color="#333333" style:font-name="Times New Roman1" fo:font-size="12pt" fo:letter-spacing="-0.0008in" fo:font-weight="normal" officeooo:rsid="003b1dce" style:font-name-asian="Times New Roman2" style:font-size-asian="12pt" style:font-weight-asian="normal" style:font-name-complex="Times New Roman2" style:font-size-complex="12pt" style:font-weight-complex="normal" style:text-scale="100%"/>
    </style:style>
    <style:style style:name="T106" style:family="text">
      <style:text-properties fo:color="#333333" style:font-name="Times New Roman1" fo:font-size="12pt" fo:letter-spacing="-0.0008in" style:text-underline-style="solid" style:text-underline-width="auto" style:text-underline-color="#000000" fo:font-weight="normal" officeooo:rsid="001be7e9" style:font-name-asian="Times New Roman2" style:font-size-asian="12pt" style:font-weight-asian="normal" style:font-name-complex="Times New Roman2" style:font-size-complex="12pt" style:font-weight-complex="normal" style:text-scale="100%"/>
    </style:style>
    <style:style style:name="T107" style:family="text">
      <style:text-properties fo:color="#333333" style:font-name="Times New Roman1" fo:font-size="12pt" fo:letter-spacing="normal" style:text-underline-style="solid" style:text-underline-width="auto" style:text-underline-color="#000000" fo:font-weight="normal" officeooo:rsid="001be7e9" style:font-name-asian="Times New Roman2" style:font-size-asian="12pt" style:font-weight-asian="normal" style:font-name-complex="Times New Roman2" style:font-size-complex="12pt" style:font-weight-complex="normal" style:text-scale="100%"/>
    </style:style>
    <style:style style:name="T108" style:family="text">
      <style:text-properties fo:color="#333333" style:font-name="Times New Roman1" fo:font-size="12pt" fo:letter-spacing="normal" fo:font-weight="normal" officeooo:rsid="001be7e9" style:font-name-asian="Times New Roman2" style:font-size-asian="12pt" style:font-weight-asian="normal" style:font-name-complex="Times New Roman2" style:font-size-complex="12pt" style:font-weight-complex="normal" style:text-scale="100%"/>
    </style:style>
    <style:style style:name="T109" style:family="text">
      <style:text-properties fo:color="#333333" style:font-name="Times New Roman1" fo:font-size="12pt" fo:letter-spacing="-0.002in" fo:font-weight="normal" officeooo:rsid="001be7e9" style:font-name-asian="Times New Roman2" style:font-size-asian="12pt" style:font-weight-asian="normal" style:font-name-complex="Times New Roman2" style:font-size-complex="12pt" style:font-weight-complex="normal" style:text-scale="100%"/>
    </style:style>
    <style:style style:name="T110" style:family="text">
      <style:text-properties fo:color="#333333" style:font-name="Times New Roman1" fo:font-size="12pt" fo:letter-spacing="0.0016in" fo:font-weight="normal" officeooo:rsid="001be7e9" style:font-name-asian="Times New Roman2" style:font-size-asian="12pt" style:font-weight-asian="normal" style:font-name-complex="Times New Roman2" style:font-size-complex="12pt" style:font-weight-complex="normal" style:text-scale="100%"/>
    </style:style>
    <style:style style:name="T111" style:family="text">
      <style:text-properties fo:color="#333333" style:font-name="Times New Roman1" fo:font-weight="normal" officeooo:rsid="00385ff1" style:font-weight-asian="normal" style:font-weight-complex="normal"/>
    </style:style>
    <style:style style:name="T112" style:family="text">
      <style:text-properties fo:font-weight="normal" style:font-weight-asian="normal" style:font-weight-complex="normal"/>
    </style:style>
    <style:style style:name="T113" style:family="text">
      <style:text-properties fo:font-weight="normal" officeooo:rsid="002536ae" style:font-weight-asian="normal" style:font-weight-complex="normal"/>
    </style:style>
    <style:style style:name="T114" style:family="text">
      <style:text-properties fo:font-weight="normal" officeooo:rsid="00295a59" style:font-weight-asian="normal" style:font-weight-complex="normal"/>
    </style:style>
    <style:style style:name="T115" style:family="text">
      <style:text-properties fo:font-weight="normal" officeooo:rsid="003a55ea" style:font-weight-asian="normal" style:font-weight-complex="normal"/>
    </style:style>
    <style:style style:name="T116" style:family="text">
      <style:text-properties fo:font-weight="normal" officeooo:rsid="003b1dce" style:font-weight-asian="normal" style:font-weight-complex="normal"/>
    </style:style>
    <style:style style:name="T117" style:family="text">
      <style:text-properties fo:font-weight="normal" officeooo:rsid="003d82e0" style:font-weight-asian="normal" style:font-weight-complex="normal"/>
    </style:style>
    <style:style style:name="T118" style:family="text">
      <style:text-properties fo:font-weight="normal" officeooo:rsid="003f01df" style:font-weight-asian="normal" style:font-weight-complex="normal"/>
    </style:style>
    <style:style style:name="T119" style:family="text">
      <style:text-properties fo:font-weight="normal" officeooo:rsid="003fc5eb" style:font-weight-asian="normal" style:font-weight-complex="normal"/>
    </style:style>
    <style:style style:name="T120" style:family="text">
      <style:text-properties fo:font-weight="normal" officeooo:rsid="0041769a" style:font-weight-asian="normal" style:font-weight-complex="normal"/>
    </style:style>
    <style:style style:name="T121" style:family="text">
      <style:text-properties officeooo:rsid="002b261c"/>
    </style:style>
    <style:style style:name="T122" style:family="text">
      <style:text-properties officeooo:rsid="002b3f3b"/>
    </style:style>
    <style:style style:name="T123" style:family="text">
      <style:text-properties officeooo:rsid="0031024e"/>
    </style:style>
    <style:style style:name="T124" style:family="text">
      <style:text-properties style:font-name="Times New Roman1"/>
    </style:style>
    <style:style style:name="T125" style:family="text">
      <style:text-properties officeooo:rsid="003fc5e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dan Skorić </text:p>
      <text:p text:style-name="P15"><text:span text:style-name="T111">Zagreb, Croatia</text:span><text:span text:style-name="T102"><text:line-break/></text:span><text:a xlink:type="simple" xlink:href="mailto:radan.skoric@gmail.com" text:style-name="Internet_20_link" text:visited-style-name="Visited_20_Internet_20_Link"><text:span text:style-name="T124">radan.skoric@gmail.com</text:span></text:a></text:p>
      <text:p text:style-name="P16"><text:a xlink:type="simple" xlink:href="http://radanskoric.eu/" text:style-name="Internet_20_link" text:visited-style-name="Visited_20_Internet_20_Link"><text:span text:style-name="T124">http://radanskoric.eu</text:span></text:a></text:p>
      <text:p text:style-name="P17"><text:a xlink:type="simple" xlink:href="https://github.com/radanskoric" text:style-name="Internet_20_link" text:visited-style-name="Visited_20_Internet_20_Link"><text:span text:style-name="T124">https://github.com/radanskoric</text:span></text:a></text:p>
      <text:p text:style-name="P17"><text:a xlink:type="simple" xlink:href="https://hr.linkedin.com/in/radanskoric" text:style-name="Internet_20_link" text:visited-style-name="Visited_20_Internet_20_Link"><text:span text:style-name="T124">https://hr.linkedin.com/in/radanskoric</text:span></text:a></text:p>
      <text:p text:style-name="P22"><text:span text:style-name="T112"><text:line-break/></text:span><text:span text:style-name="T42">Work Experience</text:span></text:p>
      <text:p text:style-name="P5"><text:span text:style-name="T118">October </text:span><text:span text:style-name="T112">201</text:span><text:span text:style-name="T118">9</text:span><text:span text:style-name="T112"> – now<text:tab/><text:tab/><text:tab/></text:span><text:span text:style-name="T5">Technical team lead a</text:span><text:span text:style-name="T1">t Silverfin</text:span></text:p>
      <text:list xml:id="list4058816820" text:style-name="L1">
        <text:list-item>
          <text:p text:style-name="P23"><text:span text:style-name="T118">Leading development of a vertical slice of Silverfin functionality, </text:span><text:span text:style-name="T119">primarily related to Silverfin automatic reports functionality</text:span><text:span text:style-name="T118">. </text:span><text:span text:style-name="T119">Owning the technical aspect of that are</text:span><text:span text:style-name="T120">a</text:span><text:span text:style-name="T119">, leading a small team of developers and making sure they are </text:span><text:span text:style-name="T120">productive</text:span><text:span text:style-name="T119"> and engaged in the work.</text:span><text:span text:style-name="T112"><text:line-break/></text:span></text:p>
        </text:list-item>
      </text:list>
      <text:p text:style-name="P5"><text:span text:style-name="T113">S</text:span><text:span text:style-name="T112">eptember 2018 – </text:span><text:span text:style-name="T118">October 2019<text:tab/></text:span><text:span text:style-name="T1">Senior Software Engineer at Silverfin</text:span></text:p>
      <text:list xml:id="list230634318647522" text:continue-numbering="true" text:style-name="L1">
        <text:list-item>
          <text:p text:style-name="P25">Ruby On Rails and Postgresql development, <text:span text:style-name="T125">primarily in the accounting data ingestion and processing part of the product.</text:span></text:p>
        </text:list-item>
      </text:list>
      <text:p text:style-name="P7"/>
      <text:p text:style-name="P4"><text:span text:style-name="T113">J</text:span><text:span text:style-name="T112">anuary 2018 – </text:span><text:span text:style-name="T117">September 2018<text:tab/></text:span><text:span text:style-name="T1">Technical team lead at Hippo Technologies </text:span></text:p>
      <text:list xml:id="list3878927693" text:style-name="L2">
        <text:list-item>
          <text:p text:style-name="P26">Coaching current team leads within the company.</text:p>
        </text:list-item>
        <text:list-item>
          <text:p text:style-name="P26">Optimizing processes and efficiency of the whole engineering department.</text:p>
        </text:list-item>
        <text:list-item>
          <text:p text:style-name="P26">Spending 50% of the time implementing features <text:span text:style-name="T125">through the whole stack</text:span>. </text:p>
        </text:list-item>
      </text:list>
      <text:p text:style-name="P12"/>
      <text:p text:style-name="P2"><text:span text:style-name="T113">April 2015 – </text:span><text:span text:style-name="T115">December 2017</text:span><text:span text:style-name="T2"><text:tab/> <text:tab/></text:span><text:span text:style-name="T3">Technical team lead at </text:span><text:span text:style-name="T2">Toptal LLC</text:span><text:span text:style-name="T113"> </text:span></text:p>
      <text:list xml:id="list3871570891" text:style-name="L3">
        <text:list-item>
          <text:p text:style-name="P24"><text:span text:style-name="T113">T</text:span><text:span text:style-name="T112">echnical and product lead for a team of 7 crossfunctional developers.</text:span></text:p>
        </text:list-item>
        <text:list-item>
          <text:p text:style-name="P24"><text:span text:style-name="T114">Managed </text:span><text:span text:style-name="T116">the full lifecycle of</text:span><text:span text:style-name="T112"> replac</text:span><text:span text:style-name="T116">ing an </text:span><text:span text:style-name="T112">external meeting scheduling tool with a more powerful internal solution </text:span><text:span text:style-name="T116">by filling a dual role of technical team lead and product manager</text:span><text:span text:style-name="T112">. </text:span><text:span text:style-name="T116">I g</text:span><text:span text:style-name="T112">athered requirements, created </text:span><text:span text:style-name="T116">a </text:span><text:span text:style-name="T112">product roadmap and oversaw entire tehnical implementation, contributing many critical </text:span><text:span text:style-name="T114">low level </text:span><text:span text:style-name="T112">pieces of code myself. </text:span></text:p>
        </text:list-item>
        <text:list-item>
          <text:p text:style-name="P27">Worked on building, from scratch, an internal BPM solution, first as an engineer and later as a technical team lead. Implemented proper Kanban practices and worked with the team to resolve internal conflicts and double team velocity within 6 months of taking leadership on the project. Contributed key pieces of engine code. </text:p>
        </text:list-item>
        <text:list-item>
          <text:p text:style-name="P27">Conducted over <text:span text:style-name="T121">5</text:span>00 candidate interviews for positions of: backend developer, team lead and engineering manager.</text:p>
        </text:list-item>
      </text:list>
      <text:p text:style-name="P3"><text:span text:style-name="T1"><text:line-break/></text:span><text:span text:style-name="T112">Sep 2013 – </text:span><text:span text:style-name="T113">April 2015<text:tab/></text:span><text:span text:style-name="T1"> <text:tab/></text:span><text:span text:style-name="T4">Senior </text:span><text:span text:style-name="T1">Software engineer</text:span><text:span text:style-name="T4"> </text:span><text:span text:style-name="T1">at Toptal LLC</text:span></text:p>
      <text:list xml:id="list1562581749" text:style-name="L4">
        <text:list-item>
          <text:p text:style-name="P28">Implemented vertical slices of functionality <text:span text:style-name="T122">with follow-ups </text:span>based on feedback.</text:p>
        </text:list-item>
        <text:list-item>
          <text:p text:style-name="P28">Worked <text:span text:style-name="T122">as the only backend developer with a team of frontend developers to ship complete public website redesign including refactoring large parts of the backend.</text:span></text:p>
        </text:list-item>
        <text:list-item>
          <text:p text:style-name="P29">Implemented most of the api backend, parts of single page React based frontend <text:span text:style-name="T123">application</text:span> and the desktop component of TopTracker application.</text:p>
        </text:list-item>
        <text:list-item>
          <text:p text:style-name="P29">Conducted large scale refactorings and improved performance of critical pieces of Toptal’s main product. </text:p>
        </text:list-item>
      </text:list>
      <text:p text:style-name="P11"/>
      <text:p text:style-name="P6">Nov 2011 – Sep 2013<text:span text:style-name="T1"> <text:tab/><text:tab/></text:span><text:span text:style-name="T8">S</text:span><text:span text:style-name="T19">o</text:span><text:span text:style-name="T22">f</text:span><text:span text:style-name="T19">t</text:span><text:span text:style-name="T22">war</text:span><text:span text:style-name="T19">e</text:span><text:span text:style-name="T8"> </text:span><text:span text:style-name="T22">e</text:span><text:span text:style-name="T25">n</text:span><text:span text:style-name="T28">g</text:span><text:span text:style-name="T19">in</text:span><text:span text:style-name="T22">e</text:span><text:span text:style-name="T8">e</text:span><text:span text:style-name="T19">r</text:span><text:span text:style-name="T22"> a</text:span><text:span text:style-name="T19">t</text:span><text:span text:style-name="T31"> </text:span><text:span text:style-name="T28">L</text:span><text:span text:style-name="T8">a</text:span><text:span text:style-name="T19">btiva</text:span><text:span text:style-name="T22"> I</text:span><text:span text:style-name="T19">n</text:span><text:span text:style-name="T22">c</text:span><text:span text:style-name="T19">.</text:span></text:p>
      <text:list xml:id="list3683309475" text:style-name="L5">
        <text:list-item>
          <text:p text:style-name="P31">Full stack development of the primary product, ReadCube. </text:p>
        </text:list-item>
        <text:list-item>
          <text:p text:style-name="P30"><text:span text:style-name="T9">Taking care of all aspects of introducing feature</text:span><text:span text:style-name="T12">s</text:span><text:span text:style-name="T9">, from requirements to deployment.</text:span></text:p>
        </text:list-item>
      </text:list>
      <text:p text:style-name="P13"/>
      <text:p text:style-name="P20"><text:span text:style-name="T37">Nov 2009 – Nov 2011</text:span><text:span text:style-name="T39"><text:tab/><text:tab/><text:tab/></text:span><text:span text:style-name="T40">P</text:span><text:span text:style-name="T38">r</text:span><text:span text:style-name="T35">og</text:span><text:span text:style-name="T38">ra</text:span><text:span text:style-name="T35">mm</text:span><text:span text:style-name="T38">e</text:span><text:span text:style-name="T35">r</text:span><text:span text:style-name="T41"> </text:span><text:span text:style-name="T38">a</text:span><text:span text:style-name="T35">nd </text:span><text:span text:style-name="T40">P</text:span><text:span text:style-name="T38">r</text:span><text:span text:style-name="T35">oj</text:span><text:span text:style-name="T38">e</text:span><text:span text:style-name="T40">c</text:span><text:span text:style-name="T35">t M</text:span><text:span text:style-name="T38">a</text:span><text:span text:style-name="T35">n</text:span><text:span text:style-name="T38">a</text:span><text:span text:style-name="T35">g</text:span><text:span text:style-name="T38">e</text:span><text:span text:style-name="T35">r</text:span><text:span text:style-name="T41"> </text:span><text:span text:style-name="T38">a</text:span><text:span text:style-name="T35">t </text:span><text:span text:style-name="T36">D</text:span><text:span text:style-name="T38">ra</text:span><text:span text:style-name="T35">p d.o.o.</text:span><text:span text:style-name="T34"> </text:span></text:p>
      <text:list xml:id="list3975918565" text:style-name="L6">
        <text:list-item>
          <text:p text:style-name="P32"><text:span text:style-name="T85">Fullstack</text:span><text:span text:style-name="T84"> d</text:span><text:span text:style-name="T91">e</text:span><text:span text:style-name="T84">v</text:span><text:span text:style-name="T91">e</text:span><text:span text:style-name="T84">lopm</text:span><text:span text:style-name="T91">e</text:span><text:span text:style-name="T84">nt, p</text:span><text:span text:style-name="T91">r</text:span><text:span text:style-name="T84">odu</text:span><text:span text:style-name="T91">c</text:span><text:span text:style-name="T84">tion</text:span><text:span text:style-name="T93"> </text:span><text:span text:style-name="T84">s</text:span><text:span text:style-name="T91">er</text:span><text:span text:style-name="T84">v</text:span><text:span text:style-name="T91">er</text:span><text:span text:style-name="T84">s </text:span><text:span text:style-name="T97">m</text:span><text:span text:style-name="T91">a</text:span><text:span text:style-name="T84">int</text:span><text:span text:style-name="T86">en</text:span><text:span text:style-name="T91">a</text:span><text:span text:style-name="T84">n</text:span><text:span text:style-name="T91">c</text:span><text:span text:style-name="T84">e </text:span><text:span text:style-name="T91">(A</text:span><text:span text:style-name="T84">m</text:span><text:span text:style-name="T91">a</text:span><text:span text:style-name="T98">z</text:span><text:span text:style-name="T84">on </text:span><text:span text:style-name="T91">A</text:span><text:span text:style-name="T98">W</text:span><text:span text:style-name="T84">S</text:span><text:span text:style-name="T98"> </text:span><text:span text:style-name="T91">a</text:span><text:span text:style-name="T84">nd </text:span><text:span text:style-name="T91">Her</text:span><text:span text:style-name="T93">o</text:span><text:span text:style-name="T84">ku). </text:span><text:span text:style-name="T85">R</text:span><text:span text:style-name="T86">esponsible for technical direction within the company</text:span><text:span text:style-name="T84">. </text:span></text:p>
        </text:list-item>
      </text:list>
      <text:p text:style-name="P21"><text:soft-page-break/><text:span text:style-name="T84"><text:line-break/></text:span><text:span text:style-name="T86">2008 – 2009</text:span><text:span text:style-name="T89"> <text:tab/><text:tab/><text:tab/><text:tab/></text:span><text:span text:style-name="T99">P</text:span><text:span text:style-name="T92">r</text:span><text:span text:style-name="T88">og</text:span><text:span text:style-name="T92">ra</text:span><text:span text:style-name="T88">mm</text:span><text:span text:style-name="T92">e</text:span><text:span text:style-name="T88">r</text:span><text:span text:style-name="T96"> </text:span><text:span text:style-name="T92">a</text:span><text:span text:style-name="T88">t </text:span><text:span text:style-name="T90">D</text:span><text:span text:style-name="T92">ra</text:span><text:span text:style-name="T88">p d.</text:span><text:span text:style-name="T96">o</text:span><text:span text:style-name="T88">.o</text:span></text:p>
      <text:list xml:id="list2690193767" text:style-name="L7">
        <text:list-item>
          <text:p text:style-name="P33"><text:span text:style-name="T95">Implemented</text:span><text:span text:style-name="T94"> </text:span><text:span text:style-name="T100">F</text:span><text:span text:style-name="T91">a</text:span><text:span text:style-name="T98">c</text:span><text:span text:style-name="T91">e</text:span><text:span text:style-name="T84">book </text:span><text:span text:style-name="T91">a</text:span><text:span text:style-name="T84">ppli</text:span><text:span text:style-name="T91">ca</text:span><text:span text:style-name="T84">tions </text:span><text:span text:style-name="T87">with </text:span><text:span text:style-name="T84">Ru</text:span><text:span text:style-name="T101">b</text:span><text:span text:style-name="T84">y</text:span><text:span text:style-name="T101"> </text:span><text:span text:style-name="T84">on R</text:span><text:span text:style-name="T91">a</text:span><text:span text:style-name="T84">ils.<text:line-break/></text:span></text:p>
        </text:list-item>
      </text:list>
      <text:p text:style-name="P18"><text:span text:style-name="T63">2003 – 2005</text:span><text:span text:style-name="T66"> <text:tab/><text:tab/><text:tab/><text:tab/></text:span><text:span text:style-name="T62">Co</text:span><text:span text:style-name="T67">r</text:span><text:span text:style-name="T62">e</text:span><text:span text:style-name="T67"> </text:span><text:span text:style-name="T62">p</text:span><text:span text:style-name="T67">r</text:span><text:span text:style-name="T70">o</text:span><text:span text:style-name="T71">g</text:span><text:span text:style-name="T70">r</text:span><text:span text:style-name="T67">a</text:span><text:span text:style-name="T62">mm</text:span><text:span text:style-name="T67">e</text:span><text:span text:style-name="T62">r</text:span><text:span text:style-name="T67"> </text:span><text:span text:style-name="T62">on </text:span><text:span text:style-name="T70">U</text:span><text:span text:style-name="T67">r</text:span><text:span text:style-name="T62">b</text:span><text:span text:style-name="T67">a</text:span><text:span text:style-name="T62">n </text:span><text:span text:style-name="T73">J</text:span><text:span text:style-name="T62">un</text:span><text:span text:style-name="T72">g</text:span><text:span text:style-name="T64">le</text:span><text:span text:style-name="T68"> </text:span><text:span text:style-name="T69">3D</text:span><text:span text:style-name="T65"> game</text:span></text:p>
      <text:list xml:id="list4037902126" text:style-name="L8">
        <text:list-item>
          <text:p text:style-name="P34"><text:a xlink:type="simple" xlink:href="http://uj.dir.hr/" text:style-name="Internet_20_link" text:visited-style-name="Visited_20_Internet_20_Link"><text:span text:style-name="T107">http://uj.di</text:span></text:a><text:a xlink:type="simple" xlink:href="http://uj.dir.hr/" text:style-name="Internet_20_link" text:visited-style-name="Visited_20_Internet_20_Link"><text:span text:style-name="T106">r</text:span></text:a><text:a xlink:type="simple" xlink:href="http://uj.dir.hr/" text:style-name="Internet_20_link" text:visited-style-name="Visited_20_Internet_20_Link"><text:span text:style-name="T107">.h</text:span></text:a><text:a xlink:type="simple" xlink:href="http://uj.dir.hr/" text:style-name="Internet_20_link" text:visited-style-name="Visited_20_Internet_20_Link">r</text:a><text:span text:style-name="T106">: </text:span><text:span text:style-name="T103">awar</text:span><text:span text:style-name="T108">d </text:span><text:span text:style-name="T103">w</text:span><text:span text:style-name="T108">ining</text:span><text:span text:style-name="T109"> </text:span><text:span text:style-name="T110">3</text:span><text:span text:style-name="T108">D</text:span><text:span text:style-name="T103"> e</text:span><text:span text:style-name="T108">du</text:span><text:span text:style-name="T103">ca</text:span><text:span text:style-name="T108">tion</text:span><text:span text:style-name="T103">a</text:span><text:span text:style-name="T108">l so</text:span><text:span text:style-name="T103">f</text:span><text:span text:style-name="T108">t</text:span><text:span text:style-name="T110">w</text:span><text:span text:style-name="T103">are </text:span><text:span text:style-name="T104">built with D</text:span><text:span text:style-name="T105">elphi and DirectX.</text:span><text:span text:style-name="T108"><text:line-break/></text:span></text:p>
        </text:list-item>
      </text:list>
      <text:p text:style-name="P14">Education</text:p>
      <text:p text:style-name="Horizontal_20_Line"/>
      <text:p text:style-name="P8"><text:span text:style-name="T13">2003 – 2009: </text:span><text:span text:style-name="T14">dipl. in</text:span><text:span text:style-name="T26">g</text:span><text:span text:style-name="T14">. of</text:span><text:span text:style-name="T20"> </text:span><text:span text:style-name="T14">M</text:span><text:span text:style-name="T20">a</text:span><text:span text:style-name="T14">t</text:span><text:span text:style-name="T23">h</text:span><text:span text:style-name="T20">e</text:span><text:span text:style-name="T14">m</text:span><text:span text:style-name="T20">a</text:span><text:span text:style-name="T14">ti</text:span><text:span text:style-name="T20">c</text:span><text:span text:style-name="T14">s </text:span><text:span text:style-name="T20">(</text:span><text:span text:style-name="T14">M</text:span><text:span text:style-name="T20">a</text:span><text:span text:style-name="T14">st</text:span><text:span text:style-name="T6">e</text:span><text:span text:style-name="T20">r</text:span><text:span text:style-name="T14">s </text:span><text:span text:style-name="T20">e</text:span><text:span text:style-name="T14">quiv</text:span><text:span text:style-name="T20">a</text:span><text:span text:style-name="T14">l</text:span><text:span text:style-name="T20">e</text:span><text:span text:style-name="T14">nt in C</text:span><text:span text:style-name="T20">r</text:span><text:span text:style-name="T14">o</text:span><text:span text:style-name="T20">a</text:span><text:span text:style-name="T14">ti</text:span><text:span text:style-name="T20">a</text:span><text:span text:style-name="T14">n </text:span><text:span text:style-name="T20">e</text:span><text:span text:style-name="T14">du. </text:span><text:span text:style-name="T29">s</text:span><text:span text:style-name="T33">y</text:span><text:span text:style-name="T14">s</text:span><text:span text:style-name="T29">t</text:span><text:span text:style-name="T20">e</text:span><text:span text:style-name="T14">m) </text:span><text:span text:style-name="T20">U</text:span><text:span text:style-name="T14">niv</text:span><text:span text:style-name="T20">er</text:span><text:span text:style-name="T14">si</text:span><text:span text:style-name="T29">t</text:span><text:span text:style-name="T14">y</text:span><text:span text:style-name="T33"> </text:span><text:span text:style-name="T23">o</text:span><text:span text:style-name="T14">f</text:span><text:span text:style-name="T23"> </text:span><text:span text:style-name="T26">Z</text:span><text:span text:style-name="T6">a</text:span><text:span text:style-name="T26">g</text:span><text:span text:style-name="T23">r</text:span><text:span text:style-name="T20">e</text:span><text:span text:style-name="T14">b, </text:span><text:span text:style-name="T6">Fa</text:span><text:span text:style-name="T20">c</text:span><text:span text:style-name="T14">ul</text:span><text:span text:style-name="T29">t</text:span><text:span text:style-name="T14">y</text:span><text:span text:style-name="T33"> </text:span><text:span text:style-name="T14">of</text:span><text:span text:style-name="T23"> </text:span><text:span text:style-name="T20">Na</text:span><text:span text:style-name="T14">tu</text:span><text:span text:style-name="T20">ra</text:span><text:span text:style-name="T14">l </text:span><text:span text:style-name="T6">S</text:span><text:span text:style-name="T20">c</text:span><text:span text:style-name="T14">i</text:span><text:span text:style-name="T20">e</text:span><text:span text:style-name="T23">n</text:span><text:span text:style-name="T20">ce</text:span><text:span text:style-name="T14">s</text:span><text:span text:style-name="T29"> </text:span><text:span text:style-name="T14">– M</text:span><text:span text:style-name="T20">a</text:span><text:span text:style-name="T14">th</text:span><text:span text:style-name="T20">e</text:span><text:span text:style-name="T14">m</text:span><text:span text:style-name="T20">a</text:span><text:span text:style-name="T14">ti</text:span><text:span text:style-name="T20">ca</text:span><text:span text:style-name="T14">l </text:span><text:span text:style-name="T20">De</text:span><text:span text:style-name="T23">p</text:span><text:span text:style-name="T20">ar</text:span><text:span text:style-name="T14">tm</text:span><text:span text:style-name="T20">e</text:span><text:span text:style-name="T23">n</text:span><text:span text:style-name="T14">t </text:span><text:span text:style-name="T20">(</text:span><text:span text:style-name="T14">M</text:span><text:span text:style-name="T20">a</text:span><text:span text:style-name="T14">th</text:span><text:span text:style-name="T20">e</text:span><text:span text:style-name="T14">m</text:span><text:span text:style-name="T20">a</text:span><text:span text:style-name="T14">ti</text:span><text:span text:style-name="T20">ca</text:span><text:span text:style-name="T14">l E</text:span><text:span text:style-name="T23">n</text:span><text:span text:style-name="T26">g</text:span><text:span text:style-name="T14">in</text:span><text:span text:style-name="T6">e</text:span><text:span text:style-name="T20">e</text:span><text:span text:style-name="T23">r</text:span><text:span text:style-name="T14">ing</text:span><text:span text:style-name="T26"> </text:span><text:span text:style-name="T14">d</text:span><text:span text:style-name="T6">e</text:span><text:span text:style-name="T26">g</text:span><text:span text:style-name="T23">r</text:span><text:span text:style-name="T20">e</text:span><text:span text:style-name="T6">e</text:span><text:span text:style-name="T14">) <text:line-break/></text:span><text:span text:style-name="T9">2001 – 2003:</text:span><text:span text:style-name="T14"> </text:span><text:span text:style-name="T59">F</text:span><text:span text:style-name="T14">o</text:span><text:span text:style-name="T20">re</text:span><text:span text:style-name="T14">st </text:span><text:span text:style-name="T6">S</text:span><text:span text:style-name="T20">c</text:span><text:span text:style-name="T14">hool,</text:span><text:span text:style-name="T23"> </text:span><text:span text:style-name="T26">L</text:span><text:span text:style-name="T14">ondon </text:span><text:span text:style-name="T23">(</text:span><text:span text:style-name="T14">A</text:span><text:span text:style-name="T20"> </text:span><text:span text:style-name="T14">–</text:span><text:span text:style-name="T23"> </text:span><text:span text:style-name="T26">L</text:span><text:span text:style-name="T20">e</text:span><text:span text:style-name="T14">v</text:span><text:span text:style-name="T20">e</text:span><text:span text:style-name="T14">ls: M</text:span><text:span text:style-name="T20">a</text:span><text:span text:style-name="T14">ths, </text:span><text:span text:style-name="T6">P</text:span><text:span text:style-name="T23">h</text:span><text:span text:style-name="T33">y</text:span><text:span text:style-name="T14">s</text:span><text:span text:style-name="T29">i</text:span><text:span text:style-name="T20">c</text:span><text:span text:style-name="T14">s, Ch</text:span><text:span text:style-name="T17">e</text:span><text:span text:style-name="T14">mist</text:span><text:span text:style-name="T23">r</text:span><text:span text:style-name="T33">y</text:span><text:span text:style-name="T14">, </text:span><text:span text:style-name="T26">I</text:span><text:span text:style-name="T23">n</text:span><text:span text:style-name="T20">f</text:span><text:span text:style-name="T14">o</text:span><text:span text:style-name="T20">r</text:span><text:span text:style-name="T14">m</text:span><text:span text:style-name="T20">a</text:span><text:span text:style-name="T14">ti</text:span><text:span text:style-name="T20">c</text:span><text:span text:style-name="T14">s)<text:line-break/></text:span><text:span text:style-name="T9">1999 – 2001: </text:span><text:span text:style-name="T47">H</text:span><text:span text:style-name="T44">i</text:span><text:span text:style-name="T49">g</text:span><text:span text:style-name="T44">h s</text:span><text:span text:style-name="T47">c</text:span><text:span text:style-name="T44">hool of</text:span><text:span text:style-name="T51"> </text:span><text:span text:style-name="T47">A</text:span><text:span text:style-name="T44">nd</text:span><text:span text:style-name="T47">r</text:span><text:span text:style-name="T44">ija</text:span><text:span text:style-name="T53"> </text:span><text:span text:style-name="T44">Moho</text:span><text:span text:style-name="T47">r</text:span><text:span text:style-name="T44">ovi</text:span><text:span text:style-name="T47">č</text:span><text:span text:style-name="T44">i</text:span><text:span text:style-name="T47">ć</text:span><text:span text:style-name="T44">, Rij</text:span><text:span text:style-name="T47">e</text:span><text:span text:style-name="T44">ka<text:line-break/></text:span></text:p>
      <text:p text:style-name="P19"><text:span text:style-name="T74">Technologies with at least </text:span><text:span text:style-name="T77">3</text:span><text:span text:style-name="T74"> years production experience: </text:span><text:span text:style-name="T78">Ruby, Ruby on Rails (extensive experience with the entire ecosystem), PostgreSQL, Javascript, MySQL, Backbone.js, AWS, DirectX, Delphi<text:line-break/><text:line-break/></text:span><text:span text:style-name="T76">Best at: </text:span><text:span text:style-name="T81">Ruby, Ruby on Rails, PostgreSQL, </text:span><text:span text:style-name="T83">Javascript</text:span><text:span text:style-name="T78"><text:line-break/><text:line-break/></text:span><text:span text:style-name="T74">Methodologies used in professional capacity: </text:span><text:span text:style-name="T79">Agile, S</text:span><text:span text:style-name="T82">crum, Kanban</text:span><text:span text:style-name="T79">, Pair programming, TDD, BDD, Prototyping, </text:span><text:span text:style-name="T82">U</text:span><text:span text:style-name="T79">sability testing<text:line-break/><text:line-break/></text:span><text:span text:style-name="T75">Learning (in my spare time): </text:span><text:span text:style-name="T79">Elixir, </text:span><text:span text:style-name="T80">Clojure, </text:span><text:span text:style-name="T79">Machine learning</text:span></text:p>
      <text:p text:style-name="P9"><text:span text:style-name="T44"><text:line-break/></text:span><text:span text:style-name="T43">Academic Achivements<text:line-break/></text:span><text:span text:style-name="T45">2009 - </text:span><text:span text:style-name="T55">F</text:span><text:span text:style-name="T45">inish</text:span><text:span text:style-name="T48">e</text:span><text:span text:style-name="T45">d univ</text:span><text:span text:style-name="T48">er</text:span><text:span text:style-name="T45">si</text:span><text:span text:style-name="T56">t</text:span><text:span text:style-name="T45">y</text:span><text:span text:style-name="T57"> </text:span><text:span text:style-name="T48">w</text:span><text:span text:style-name="T45">i</text:span><text:span text:style-name="T58">t</text:span><text:span text:style-name="T45">h hi</text:span><text:span text:style-name="T50">g</text:span><text:span text:style-name="T45">h</text:span><text:span text:style-name="T48">e</text:span><text:span text:style-name="T45">st ov</text:span><text:span text:style-name="T54">e</text:span><text:span text:style-name="T48">ra</text:span><text:span text:style-name="T45">ll</text:span><text:span text:style-name="T58"> </text:span><text:span text:style-name="T50">g</text:span><text:span text:style-name="T48">ra</text:span><text:span text:style-name="T52">d</text:span><text:span text:style-name="T45">e</text:span><text:span text:style-name="T48"> </text:span><text:span text:style-name="T46">within top 10% in my year.</text:span></text:p>
      <text:p text:style-name="P10"><text:span text:style-name="T15">2002 - C</text:span><text:span text:style-name="T21">a</text:span><text:span text:style-name="T15">me</text:span><text:span text:style-name="T21"> </text:span><text:span text:style-name="T15">6th in the</text:span><text:span text:style-name="T21"> U</text:span><text:span text:style-name="T15">K</text:span><text:span text:style-name="T21"> </text:span><text:span text:style-name="T15">n</text:span><text:span text:style-name="T21">a</text:span><text:span text:style-name="T30">t</text:span><text:span text:style-name="T15">ion</text:span><text:span text:style-name="T21">a</text:span><text:span text:style-name="T15">l p</text:span><text:span text:style-name="T21">r</text:span><text:span text:style-name="T15">og</text:span><text:span text:style-name="T21">ra</text:span><text:span text:style-name="T15">mming </text:span><text:span text:style-name="T21">c</text:span><text:span text:style-name="T15">om</text:span><text:span text:style-name="T24">p</text:span><text:span text:style-name="T21">e</text:span><text:span text:style-name="T15">tition to s</text:span><text:span text:style-name="T21">e</text:span><text:span text:style-name="T15">l</text:span><text:span text:style-name="T21">ec</text:span><text:span text:style-name="T15">t </text:span><text:span text:style-name="T21">U</text:span><text:span text:style-name="T15">K</text:span><text:span text:style-name="T24"> </text:span><text:span text:style-name="T27">I</text:span><text:span text:style-name="T32">O</text:span><text:span text:style-name="T15">I</text:span><text:span text:style-name="T27"> </text:span><text:span text:style-name="T15">t</text:span><text:span text:style-name="T21">ea</text:span><text:span text:style-name="T15">m.<text:line-break/>2001 - </text:span><text:span text:style-name="T7">W</text:span><text:span text:style-name="T15">on </text:span><text:span text:style-name="T60">B</text:span><text:span text:style-name="T21">r</text:span><text:span text:style-name="T15">on</text:span><text:span text:style-name="T7">z</text:span><text:span text:style-name="T15">e</text:span><text:span text:style-name="T21"> </text:span><text:span text:style-name="T15">M</text:span><text:span text:style-name="T21">e</text:span><text:span text:style-name="T15">d</text:span><text:span text:style-name="T21">a</text:span><text:span text:style-name="T15">l </text:span><text:span text:style-name="T21">a</text:span><text:span text:style-name="T15">t </text:span><text:span text:style-name="T30">t</text:span><text:span text:style-name="T15">he</text:span><text:span text:style-name="T21"> </text:span><text:span text:style-name="T15">C</text:span><text:span text:style-name="T21">e</text:span><text:span text:style-name="T15">nt</text:span><text:span text:style-name="T21">ra</text:span><text:span text:style-name="T15">l Eu</text:span><text:span text:style-name="T21">r</text:span><text:span text:style-name="T15">o</text:span><text:span text:style-name="T24">p</text:span><text:span text:style-name="T21">ea</text:span><text:span text:style-name="T15">n </text:span><text:span text:style-name="T21">O</text:span><text:span text:style-name="T61">l</text:span><text:span text:style-name="T27">y</text:span><text:span text:style-name="T15">mpi</text:span><text:span text:style-name="T21">a</text:span><text:span text:style-name="T15">d in </text:span><text:span text:style-name="T27">I</text:span><text:span text:style-name="T24">n</text:span><text:span text:style-name="T21">f</text:span><text:span text:style-name="T15">o</text:span><text:span text:style-name="T21">r</text:span><text:span text:style-name="T15">m</text:span><text:span text:style-name="T21">a</text:span><text:span text:style-name="T15">ti</text:span><text:span text:style-name="T21">c</text:span><text:span text:style-name="T15">s.<text:line-break/>2000 - </text:span><text:span text:style-name="T21">Ac</text:span><text:span text:style-name="T7">c</text:span><text:span text:style-name="T21">e</text:span><text:span text:style-name="T15">pt</text:span><text:span text:style-name="T21">e</text:span><text:span text:style-name="T15">d to M</text:span><text:span text:style-name="T18">ensa</text:span><text:span text:style-name="T15">.</text:span><text:span text:style-name="T14"><text:line-break/><text:line-break/></text:span><text:span text:style-name="T10">Other Interests: </text:span><text:span text:style-name="T15">R</text:span><text:span text:style-name="T21">ea</text:span><text:span text:style-name="T15">l time</text:span><text:span text:style-name="T21"> </text:span><text:span text:style-name="T15">3D</text:span><text:span text:style-name="T21"> c</text:span><text:span text:style-name="T15">omput</text:span><text:span text:style-name="T21">e</text:span><text:span text:style-name="T15">r</text:span><text:span text:style-name="T24"> </text:span><text:span text:style-name="T15">g</text:span><text:span text:style-name="T21">ra</text:span><text:span text:style-name="T15">phi</text:span><text:span text:style-name="T21">c</text:span><text:span text:style-name="T15">s, Mathematics, Logic, Marathon and Trail Ultra running, Hiking, Sailing. <text:line-break/><text:line-break/></text:span><text:span text:style-name="T11">A bit more on current professional interests: </text:span><text:span text:style-name="T16">I specially enjoy taming complexity related to business rules. Unlike natural rules, business rules are made up and often have inherent complexity, coming from the fact that they may not be internally consistent. I enjoy extracting proper underlying domain definitions and reflecting them correctly in code struct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272in" fo:margin-right="0.786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18:11:47.588809000</meta:creation-date>
    <dc:date>2020-10-20T23:06:33.975925100</dc:date>
    <meta:editing-duration>PT1H52M24S</meta:editing-duration>
    <meta:editing-cycles>34</meta:editing-cycles>
    <meta:generator>LibreOffice/5.4.7.2$MacOSX_X86_64 LibreOffice_project/c838ef25c16710f8838b1faec480ebba495259d0</meta:generator>
    <meta:document-statistic meta:table-count="0" meta:image-count="0" meta:object-count="0" meta:page-count="2" meta:paragraph-count="38" meta:word-count="666" meta:character-count="4595" meta:non-whitespace-character-count="3927"/>
  </office:meta>
</office:document-meta>
</file>